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2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style:font-size-asian="14pt" style:font-size-complex="14pt"/>
    </style:style>
    <style:style style:name="T1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03a820" style:font-size-asian="14pt" style:font-weight-asian="normal" style:font-size-complex="14pt" style:font-weight-complex="normal"/>
    </style:style>
    <style:style style:name="T3" style:family="text">
      <style:text-properties officeooo:rsid="0001c3cb"/>
    </style:style>
    <style:style style:name="T4" style:family="text">
      <style:text-properties officeooo:rsid="0003a82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Flight Research Spike Documentation</text:span></text:span></text:h>
      <text:h text:style-name="Heading_20_3" text:outline-level="3"><text:span text:style-name="Strong_20_Emphasis"><text:span text:style-name="T1">Spike Name:</text:span></text:span><text:span text:style-name="T1"> Flight Research and Implementation</text:span></text:h>
      <text:h text:style-name="Heading_20_3" text:outline-level="3"><text:span text:style-name="Strong_20_Emphasis"><text:span text:style-name="T1">Spike Owners:</text:span></text:span><text:span text:style-name="T1"> </text:span><text:span text:style-name="T2">Vedant</text:span><text:span text:style-name="T1"> and </text:span><text:span text:style-name="T2">Neerja</text:span><text:span text:style-name="T1"> </text:span></text:h>
      <text:h text:style-name="Heading_20_3" text:outline-level="3"><text:span text:style-name="Strong_20_Emphasis"><text:span text:style-name="T1">Spike Branch Name:</text:span></text:span><text:span text:style-name="T1"> </text:span><text:span text:style-name="Source_20_Text"><text:span text:style-name="T1">spike flight research</text:span></text:span></text:h>
      <text:h text:style-name="Heading_20_3" text:outline-level="3"><text:span text:style-name="Strong_20_Emphasis"><text:span text:style-name="T1">Goals:</text:span></text:span></text:h>
      <text:list text:style-name="L1">
        <text:list-item>
          <text:p text:style-name="P1">Research and determine how to fetch and display flight information based on user input (starting location, destination, date).</text:p>
        </text:list-item>
        <text:list-item>
          <text:p text:style-name="P2"><text:span text:style-name="T1">Implement a basic </text:span><text:span text:style-name="Strong_20_Emphasis"><text:span text:style-name="T1">FlightPlanner</text:span></text:span><text:span text:style-name="T1"> class that can generate flight details (zone, seat number, class, price).</text:span></text:p>
        </text:list-item>
        <text:list-item>
          <text:p text:style-name="P1">Explore APIs or datasets that can be used for real-time flight information (if applicable).</text:p>
        </text:list-item>
        <text:list-item>
          <text:p text:style-name="P3">Develop a method to store and retrieve flight data efficiently.</text:p>
        </text:list-item>
      </text:list>
      <text:h text:style-name="Heading_20_3" text:outline-level="3"><text:span text:style-name="Strong_20_Emphasis"><text:span text:style-name="T1">Outcome:</text:span></text:span></text:h>
      <text:list text:style-name="L2">
        <text:list-item>
          <text:p text:style-name="P4"><text:span text:style-name="T1">Implemented a </text:span><text:span text:style-name="Strong_20_Emphasis"><text:span text:style-name="T1">FlightPlanner</text:span></text:span><text:span text:style-name="T1"> class that generates and stores flight details.</text:span></text:p>
        </text:list-item>
        <text:list-item>
          <text:p text:style-name="P5">Explored and documented APIs for real-time flight data retrieval but decided to use mock data for simplicity.</text:p>
        </text:list-item>
        <text:list-item>
          <text:p text:style-name="P4"><text:span text:style-name="T1">Integrated flight details with the </text:span><text:span text:style-name="Strong_20_Emphasis"><text:span text:style-name="T1">InvoiceGenerator</text:span></text:span><text:span text:style-name="T1"> component for a complete trip summary.</text:span></text:p>
        </text:list-item>
        <text:list-item>
          <text:p text:style-name="P6">Addressed challenges related to flight pricing and seat classes dynamically.</text:p>
        </text:list-item>
      </text:list>
      <text:p text:style-name="P7"><text:line-break/><text:span text:style-name="T3"><text:line-break/><text:line-break/><text:line-break/></text:span><text:span text:style-name="T4">CODE:<text:line-break/></text:span><text:span text:style-name="T3"><text:line-break/>public class FlightPlanner {</text:span></text:p>
      <text:p text:style-name="P7"><text:s text:c="4"/>private String flightNumber;</text:p>
      <text:p text:style-name="P7"><text:s text:c="4"/>private String departure;</text:p>
      <text:p text:style-name="P7"><text:s text:c="4"/>private String destination;</text:p>
      <text:p text:style-name="P7"><text:s text:c="4"/>private String date;</text:p>
      <text:p text:style-name="P7"><text:s text:c="4"/>private String seatClass;</text:p>
      <text:p text:style-name="P7"><text:s text:c="4"/>private double price;</text:p>
      <text:p text:style-name="P7"/>
      <text:p text:style-name="P7"><text:soft-page-break/><text:s text:c="4"/>public FlightPlanner(String departure, String destination, String date, String seatClass) {</text:p>
      <text:p text:style-name="P7"><text:s text:c="8"/>this.departure = departure;</text:p>
      <text:p text:style-name="P7"><text:s text:c="8"/>this.destination = destination;</text:p>
      <text:p text:style-name="P7"><text:s text:c="8"/>this.date = date;</text:p>
      <text:p text:style-name="P7"><text:s text:c="8"/>this.seatClass = seatClass;</text:p>
      <text:p text:style-name="P7"><text:s text:c="8"/>this.flightNumber = generateFlightNumber();</text:p>
      <text:p text:style-name="P7"><text:s text:c="8"/>this.price = calculatePrice();</text:p>
      <text:p text:style-name="P7"><text:s text:c="4"/>}</text:p>
      <text:p text:style-name="P7"/>
      <text:p text:style-name="P7"><text:s text:c="4"/>private String generateFlightNumber() {</text:p>
      <text:p text:style-name="P7"><text:s text:c="8"/>return "FL" + (int) (Math.random() * 9000 + 1000); // Generates a random flight number</text:p>
      <text:p text:style-name="P7"><text:s text:c="4"/>}</text:p>
      <text:p text:style-name="P7"/>
      <text:p text:style-name="P7"><text:s text:c="4"/>private double calculatePrice() {</text:p>
      <text:p text:style-name="P7"><text:s text:c="8"/>double basePrice = 200.00; // Example base price for economy</text:p>
      <text:p text:style-name="P7"><text:s text:c="8"/>switch (seatClass.toLowerCase()) {</text:p>
      <text:p text:style-name="P7"><text:s text:c="12"/>case "business":</text:p>
      <text:p text:style-name="P7"><text:s text:c="16"/>return basePrice * 1.5;</text:p>
      <text:p text:style-name="P7"><text:s text:c="12"/>case "first-class":</text:p>
      <text:p text:style-name="P7"><text:s text:c="16"/>return basePrice * 2.5;</text:p>
      <text:p text:style-name="P7"><text:s text:c="12"/>default:</text:p>
      <text:p text:style-name="P7"><text:s text:c="16"/>return basePrice;</text:p>
      <text:p text:style-name="P7"><text:s text:c="8"/>}</text:p>
      <text:p text:style-name="P7"><text:s text:c="4"/>}</text:p>
      <text:p text:style-name="P7"/>
      <text:p text:style-name="P7"><text:s text:c="4"/>public String getFlightDetails() {</text:p>
      <text:p text:style-name="P7"><text:s text:c="8"/>return "Flight Number: " + flightNumber + "\nDeparture: " + departure + </text:p>
      <text:p text:style-name="P7"><text:s text:c="15"/>"\nDestination: " + destination + "\nDate: " + date + </text:p>
      <text:p text:style-name="P7"><text:s text:c="15"/>"\nClass: " + seatClass + "\nPrice: $" + price;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01:38:59.752000000</meta:creation-date>
    <dc:date>2025-02-27T01:52:05.944000000</dc:date>
    <meta:editing-duration>PT2M51S</meta:editing-duration>
    <meta:editing-cycles>1</meta:editing-cycles>
    <meta:document-statistic meta:table-count="0" meta:image-count="0" meta:object-count="0" meta:page-count="2" meta:paragraph-count="49" meta:word-count="280" meta:character-count="2194" meta:non-whitespace-character-count="1705"/>
    <meta:generator>LibreOffice/24.8.4.2$Windows_X86_64 LibreOffice_project/bb3cfa12c7b1bf994ecc5649a80400d06cd71002</meta:generator>
  </office:meta>
</office:document-meta>
</file>